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6AC0000013A4689EBD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標準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標準-notes">
      <style:graphic-properties draw:fill-color="#ffffff" fo:min-height="13.365cm"/>
    </style:style>
    <style:style style:name="pr4" style:family="presentation" style:parent-style-name="標準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標準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標準_20_1-notes">
      <style:graphic-properties draw:fill-color="#ffffff" fo:min-height="13.365cm"/>
    </style:style>
    <style:style style:name="pr7" style:family="presentation" style:parent-style-name="標準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name="タイトル 1" presentation:style-name="pr1" draw:text-style-name="P1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サブタイトル 2" presentation:style-name="pr2" draw:text-style-name="P1" draw:layer="layout" svg:width="17.779cm" svg:height="4.867cm" svg:x="3.81cm" svg:y="10.795cm" presentation:class="subtitle" presentation:user-transformed="true">
          <draw:text-box>
            <text:p text:style-name="P2"><text:span text:style-name="T1"/></text:p>
            <text:p text:style-name="P2"><text:span text:style-name="T1">～２日目～</text:span></text:p>
          </draw:text-box>
        </draw:frame>
        <draw:frame draw:name="Picture 2" draw:style-name="gr1" draw:text-style-name="P3" draw:layer="layout" svg:width="21.201cm" svg:height="3.599cm" svg:x="2.299cm" svg:y="6.125cm">
          <draw:image xlink:href="Pictures/10000000000006AC0000013A4689EB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本日の日程" draw:style-name="dp1" draw:master-page-name="標準_20_1" presentation:presentation-page-layout-name="AL2T11">
        <draw:frame draw:name="タイトル 1" presentation:style-name="pr4" draw:text-style-name="P1" draw:layer="layout" svg:width="22.859cm" svg:height="3.174cm" svg:x="1.27cm" svg:y="0.763cm" presentation:class="title" presentation:user-transformed="true">
          <draw:text-box>
            <text:p text:style-name="P2"><text:span text:style-name="T1">本日の日程</text:span></text:p>
          </draw:text-box>
        </draw:frame>
        <draw:frame draw:name="コンテンツ プレースホルダ 2" presentation:style-name="pr5" draw:text-style-name="P1" draw:layer="layout" svg:width="22.859cm" svg:height="12.571cm" svg:x="1.27cm" svg:y="4.445cm" presentation:class="outline" presentation:user-transformed="true">
          <draw:text-box>
            <text:p text:style-name="P4"><text:span text:style-name="T2"/></text:p>
            <text:p text:style-name="P4"><text:span text:style-name="T2">・コーディングの続き</text:span></text:p>
            <text:p text:style-name="P4"><text:span text:style-name="T2"/></text:p>
            <text:p text:style-name="P4"><text:span text:style-name="T2"/></text:p>
            <text:p text:style-name="P4"><text:span text:style-name="T2">・まとめとプレゼンの作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name="タイトル 3" presentation:style-name="pr7" draw:text-style-name="P1" draw:layer="layout" svg:width="21.589cm" svg:height="4.082cm" svg:x="1.905cm" svg:y="5.918cm" presentation:class="title" presentation:user-transformed="true">
          <draw:text-box>
            <text:p text:style-name="P2"><text:span text:style-name="T3">コーディング再開！</text:span></text:p>
          </draw:text-box>
        </draw:frame>
        <draw:frame draw:name="サブタイトル 4" presentation:style-name="pr2" draw:text-style-name="P1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name="タイトル 3" presentation:style-name="pr1" draw:text-style-name="P1" draw:layer="layout" svg:width="21.589cm" svg:height="4.082cm" svg:x="1.905cm" svg:y="5.918cm" presentation:class="title" presentation:user-transformed="true">
          <draw:text-box>
            <text:p text:style-name="P2"><text:span text:style-name="T1">～昼食時間～</text:span></text:p>
          </draw:text-box>
        </draw:frame>
        <draw:frame draw:name="サブタイトル 4" presentation:style-name="pr2" draw:text-style-name="P1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name="タイトル 3" presentation:style-name="pr1" draw:text-style-name="P1" draw:layer="layout" svg:width="21.589cm" svg:height="4.082cm" svg:x="1.905cm" svg:y="5.918cm" presentation:class="title" presentation:user-transformed="true">
          <draw:text-box>
            <text:p text:style-name="P2"><text:span text:style-name="T1">まとめ、プレゼンの準備</text:span></text:p>
          </draw:text-box>
        </draw:frame>
        <draw:frame draw:name="サブタイトル 4" presentation:style-name="pr2" draw:text-style-name="P1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draw:name="タイトル 3" presentation:style-name="pr1" draw:text-style-name="P1" draw:layer="layout" svg:width="21.589cm" svg:height="4.082cm" svg:x="1.905cm" svg:y="5.918cm" presentation:class="title" presentation:user-transformed="true">
          <draw:text-box>
            <text:p text:style-name="P2"><text:span text:style-name="T1">～２日目終了～</text:span></text:p>
          </draw:text-box>
        </draw:frame>
        <draw:frame draw:name="サブタイトル 4" presentation:style-name="pr2" draw:text-style-name="P1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c4efff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ja" fo:country="JP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language-asian="ja" style:country-asian="JP" style:font-style-asian="normal" style:font-weight-asian="normal" style:font-family-complex="'Arial Unicode MS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-outline2" style:family="presentation" style:parent-style-name="標準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準-outline3" style:family="presentation" style:parent-style-name="標準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準-outline4" style:family="presentation" style:parent-style-name="標準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ja" fo:country="JP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language-asian="ja" style:country-asian="JP" style:font-style-asian="normal" style:font-weight-asian="normal" style:font-family-complex="'Arial Unicode MS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_20_1-background" style:display-name="標準 1-background" style:family="presentation">
      <style:graphic-properties draw:stroke="none" draw:fill="solid" draw:fill-color="#c4efff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ja" fo:country="JP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language-asian="ja" style:country-asian="JP" style:font-style-asian="normal" style:font-weight-asian="normal" style:font-family-complex="'Arial Unicode MS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_20_1-outline2" style:display-name="標準 1-outline2" style:family="presentation" style:parent-style-name="標準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準_20_1-outline3" style:display-name="標準 1-outline3" style:family="presentation" style:parent-style-name="標準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準_20_1-outline4" style:display-name="標準 1-outline4" style:family="presentation" style:parent-style-name="標準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ja" fo:country="JP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language-asian="ja" style:country-asian="JP" style:font-style-asian="normal" style:font-weight-asian="normal" style:font-family-complex="'Arial Unicode MS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4e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標準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標準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標準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draw:name="タイトル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タイトルテキストの書式を編集するにはクリックします。マスタ タイトルの書式設定</text:span></text:p>
        </draw:text-box>
      </draw:frame>
      <draw:frame draw:name="日付プレースホルダ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11-01">11/1/13</text:date></text:span></text:p>
        </draw:text-box>
      </draw:frame>
      <draw:frame draw:name="フッター プレースホルダ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番号&gt;</text:page-number></text:span></text:p>
        </draw:text-box>
      </draw:frame>
      <draw:frame presentation:style-name="標準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標準_20_1" style:display-name="標準 1" style:page-layout-name="PM1" draw:style-name="Mdp1">
      <draw:frame draw:name="タイトル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タイトルテキストの書式を編集するにはクリックします。マスタ タイトルの書式設定</text:span></text:p>
        </draw:text-box>
      </draw:frame>
      <draw:frame draw:name="コンテンツ プレースホルダ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アウトラインテキストの書式を編集するにはクリックします。</text:span></text:p>
              <text:list>
                <text:list-item>
                  <text:p text:style-name="MP9"><text:span text:style-name="MT3">2</text:span><text:span text:style-name="MT3">レベル目のアウトライン</text:span></text:p>
                  <text:list>
                    <text:list-item>
                      <text:p text:style-name="MP9"><text:span text:style-name="MT3">3</text:span><text:span text:style-name="MT3">レベル目のアウトライン</text:span></text:p>
                      <text:list>
                        <text:list-item>
                          <text:p text:style-name="MP9"><text:span text:style-name="MT3">4</text:span><text:span text:style-name="MT3">レベル目のアウトライン</text:span></text:p>
                          <text:list>
                            <text:list-item>
                              <text:p text:style-name="MP9"><text:span text:style-name="MT3">5</text:span><text:span text:style-name="MT3">レベル目のアウトライン</text:span></text:p>
                              <text:list>
                                <text:list-item>
                                  <text:p text:style-name="MP9"><text:span text:style-name="MT3">6</text:span><text:span text:style-name="MT3">レベル目のアウトライン</text:span></text:p>
                                  <text:list>
                                    <text:list-item>
                                      <text:p text:style-name="MP9"><text:span text:style-name="MT3">7</text:span><text:span text:style-name="MT3">レベル目のアウトライン</text:span></text:p>
                                      <text:list>
                                        <text:list-item>
                                          <text:p text:style-name="MP9"><text:span text:style-name="MT3">8</text:span><text:span text:style-name="MT3">レベル目のアウトライン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9</text:span><text:span text:style-name="MT3">レベル目のアウトラインマスタ テキストの書式設定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11-01">11/1/13</text:date></text:span></text:p>
        </draw:text-box>
      </draw:frame>
      <draw:frame draw:name="フッター プレースホルダ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番号&gt;</text:page-number></text:span></text:p>
        </draw:text-box>
      </draw:frame>
      <presentation:notes style:page-layout-name="PM0">
        <draw:page-thumbnail presentation:style-name="標準_20_1-title" draw:layer="backgroundobjects" svg:width="14.848cm" svg:height="11.136cm" svg:x="3.075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1T18:17:39</dc:date>
    <meta:document-statistic meta:object-count="57"/>
    <meta:generator>OpenOffice/4.0.0$Unix OpenOffice.org_project/400m3$Build-9702</meta:generator>
  </office:meta>
</office:document-meta>
</file>